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25.031cm"/>
    </style:style>
    <style:style style:name="ro1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474" calcext:value-type="float">
            <text:p>474</text:p>
          </table:table-cell>
          <table:table-cell table:number-columns-repeated="1638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638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calcext:value-type="string">
            <text:p>Noeuds</text:p>
          </table:table-cell>
          <table:table-cell office:value-type="string" calcext:value-type="string">
            <text:p>Aret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C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]-[.A2]+2*[.C2]" office:value-type="float" office:value="4" calcext:value-type="float">
            <text:p>4</text:p>
          </table:table-cell>
          <table:table-cell table:number-columns-repeated="16380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2">
        <table:table-column table:style-name="co2" table:number-columns-repeated="10" table:default-cell-style-name="ce1"/>
        <table:table-column table:style-name="co3" table:default-cell-style-name="ce1"/>
        <table:table-column table:style-name="co2" table:number-columns-repeated="16373" table:default-cell-style-name="ce1"/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Vocabulair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/>
          <table:table-cell office:value-type="string" calcext:value-type="string">
            <text:p>Le problème peut venir du fait que la définition des métriques d’halstead peut etre ambigüe donc les résultats peuvent varier selon l’interprétation de chacun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 [.B2]+[.D2]" office:value-type="float" office:value="62" calcext:value-type="float">
            <text:p>62</text:p>
          </table:table-cell>
          <table:table-cell table:formula="of:=[.A2]+[.C2]" office:value-type="float" office:value="22" calcext:value-type="float">
            <text:p>22</text:p>
          </table:table-cell>
          <table:table-cell table:formula="of:=[.E2]*LOG([.F2];2)" office:value-type="float" office:value="276.484760355512" calcext:value-type="float">
            <text:p>276,484760355512</text:p>
          </table:table-cell>
          <table:table-cell table:formula="of:=([.A2]/2) * ([.D2]/[.C2])" office:value-type="float" office:value="27.125" calcext:value-type="float">
            <text:p>27,125</text:p>
          </table:table-cell>
          <table:table-cell table:formula="of:=[.G2]*[.H2]" office:value-type="float" office:value="7499.64912464328" calcext:value-type="float">
            <text:p>7499,64912464328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6T14:06:20Z</meta:creation-date>
    <dc:date>2025-10-16T16:09:49.900615544</dc:date>
    <meta:editing-cycles>4</meta:editing-cycles>
    <meta:editing-duration>PT12M15S</meta:editing-duration>
    <meta:document-statistic meta:table-count="3" meta:cell-count="29" meta:object-count="0"/>
  </office:meta>
</office:document-meta>
</file>